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Montserat" svg:font-family="Montserat" style:font-family-generic="system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Нормален" style:master-page-name="MP0" style:family="paragraph">
      <style:paragraph-properties fo:break-before="page"/>
      <style:text-properties style:font-name="Montserat" style:font-name-complex="Montserat" fo:color="#000000" fo:font-size="11pt" style:font-size-asian="11pt" style:font-size-complex="11pt"/>
    </style:style>
    <style:style style:name="TableColumn3" style:family="table-column">
      <style:table-column-properties style:column-width="2.0472in"/>
    </style:style>
    <style:style style:name="TableColumn4" style:family="table-column">
      <style:table-column-properties style:column-width="2.8673in"/>
    </style:style>
    <style:style style:name="TableColumn5" style:family="table-column">
      <style:table-column-properties style:column-width="3.2569in"/>
    </style:style>
    <style:style style:name="Table2" style:family="table">
      <style:table-properties style:width="8.1715in" style:rel-width="79.58%" fo:margin-left="0in" table:align="left"/>
    </style:style>
    <style:style style:name="TableRow6" style:family="table-row">
      <style:table-row-properties style:min-row-height="0.3166in"/>
    </style:style>
    <style:style style:name="TableCell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" style:parent-style-name="Безразредка" style:family="paragraph">
      <style:text-properties style:font-name="Bahnschrift" style:font-name-complex="Calibri"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Безразредка" style:family="paragraph">
      <style:text-properties style:font-name="Bahnschrift" style:font-name-complex="Calibri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Безразредка" style:family="paragraph">
      <style:text-properties style:font-name="Bahnschrift" style:font-name-complex="Calibri"/>
    </style:style>
    <style:style style:name="TableRow13" style:family="table-row">
      <style:table-row-properties style:min-row-height="0.3166in"/>
    </style:style>
    <style:style style:name="TableCell1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16" style:parent-style-name="Шрифтнаабзацапоподразбиране" style:family="text">
      <style:text-properties style:font-name="Bahnschrift" style:font-name-complex="Calibri" fo:color="#7F7F7F" style:font-size-complex="12pt" fo:language="bg" fo:country="BG"/>
    </style:style>
    <style:style style:name="T17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ableCell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" style:parent-style-name="Безразредка" style:family="paragraph">
      <style:text-properties style:font-name="Bahnschrift" style:font-name-complex="Calibri" fo:color="#7F7F7F"/>
    </style:style>
    <style:style style:name="TableCell2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" style:parent-style-name="Шрифтнаабзацапоподразбиране" style:family="text">
      <style:text-properties style:font-name="Bahnschrift" style:font-name-complex="Calibri" fo:color="#7F7F7F"/>
    </style:style>
    <style:style style:name="T22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23" style:parent-style-name="Шрифтнаабзацапоподразбиране" style:family="text">
      <style:text-properties style:font-name="Bahnschrift" style:font-name-complex="Calibri" fo:color="#7F7F7F"/>
    </style:style>
    <style:style style:name="TableRow24" style:family="table-row">
      <style:table-row-properties style:min-row-height="0.327in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ableCell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" style:parent-style-name="Безразредка" style:family="paragraph">
      <style:text-properties style:font-name="Bahnschrift" style:font-name-complex="Calibri" fo:color="#548DD4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30" style:parent-style-name="Шрифтнаабзацапоподразбиране" style:family="text">
      <style:text-properties style:font-name="Bahnschrift" style:font-name-complex="Calibri" fo:color="#548DD4"/>
    </style:style>
    <style:style style:name="T31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32" style:parent-style-name="Шрифтнаабзацапоподразбиране" style:family="text">
      <style:text-properties style:font-name="Bahnschrift" style:font-name-complex="Calibri" fo:color="#548DD4"/>
    </style:style>
    <style:style style:name="T33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34" style:parent-style-name="Шрифтнаабзацапоподразбиране" style:family="text">
      <style:text-properties style:font-name="Bahnschrift" style:font-name-complex="Calibri" fo:color="#548DD4"/>
    </style:style>
    <style:style style:name="T35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ableRow36" style:family="table-row">
      <style:table-row-properties style:min-row-height="0.327in"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38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ableCell39" style:family="table-cell">
      <style:table-cell-properties fo:border="0.0069in solid #000000" style:vertical-align="middle" fo:padding-top="0in" fo:padding-left="0.075in" fo:padding-bottom="0in" fo:padding-right="0.075in"/>
    </style:style>
    <style:style style:name="T40" style:parent-style-name="Шрифтнаабзацапоподразбиране" style:family="text">
      <style:text-properties style:font-name="Bahnschrift" style:font-name-complex="Calibri" fo:color="#548DD4"/>
    </style:style>
    <style:style style:name="T41" style:parent-style-name="Шрифтнаабзацапоподразбиране" style:family="text">
      <style:text-properties style:font-name="Bahnschrift" style:font-name-complex="Calibri" fo:color="#548DD4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T43" style:parent-style-name="Шрифтнаабзацапоподразбиране" style:family="text">
      <style:text-properties style:font-name="Bahnschrift" style:font-name-complex="Calibri" fo:color="#548DD4"/>
    </style:style>
    <style:style style:name="T44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45" style:parent-style-name="Шрифтнаабзацапоподразбиране" style:family="text">
      <style:text-properties style:font-name="Bahnschrift" style:font-name-complex="Calibri" fo:color="#548DD4"/>
    </style:style>
    <style:style style:name="T46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47" style:parent-style-name="Шрифтнаабзацапоподразбиране" style:family="text">
      <style:text-properties style:font-name="Bahnschrift" style:font-name-complex="Calibri" fo:color="#548DD4"/>
    </style:style>
    <style:style style:name="T48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49" style:parent-style-name="Шрифтнаабзацапоподразбиране" style:family="text">
      <style:text-properties style:font-name="Bahnschrift" style:font-name-complex="Calibri" fo:color="#548DD4"/>
    </style:style>
    <style:style style:name="TableRow50" style:family="table-row">
      <style:table-row-properties style:min-row-height="0.327in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52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53" style:parent-style-name="Шрифтнаабзацапоподразбиране" style:family="text">
      <style:text-properties style:font-name="Bahnschrift" style:font-name-complex="Calibri" fo:color="#7F7F7F" style:font-size-complex="12pt" fo:language="bg" fo:country="BG"/>
    </style:style>
    <style:style style:name="T54" style:parent-style-name="Шрифтнаабзацапоподразбиране" style:family="text">
      <style:text-properties style:font-name="Bahnschrift" style:font-name-complex="Calibri" fo:color="#7F7F7F" style:font-size-complex="12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Безразредка" style:family="paragraph">
      <style:text-properties style:font-name="Bahnschrift" style:font-name-complex="Calibri" fo:color="#548DD4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58" style:parent-style-name="Шрифтнаабзацапоподразбиране" style:family="text">
      <style:text-properties style:font-name="Bahnschrift" style:font-name-complex="Calibri" fo:color="#548DD4"/>
    </style:style>
    <style:style style:name="T59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60" style:parent-style-name="Шрифтнаабзацапоподразбиране" style:family="text">
      <style:text-properties style:font-name="Bahnschrift" style:font-name-complex="Calibri" fo:color="#548DD4"/>
    </style:style>
    <style:style style:name="TableRow61" style:family="table-row">
      <style:table-row-properties style:min-row-height="0.327in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Безразредка" style:family="paragraph">
      <style:text-properties style:font-name="Bahnschrift" style:font-name-complex="Calibri" fo:color="#548DD4" fo:language="bg" fo:country="BG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Безразредка" style:family="paragraph">
      <style:text-properties style:font-name="Bahnschrift" style:font-name-complex="Calibri" fo:color="#548DD4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T67" style:parent-style-name="Шрифтнаабзацапоподразбиране" style:family="text">
      <style:text-properties style:font-name="Bahnschrift" style:font-name-complex="Calibri" fo:color="#548DD4"/>
    </style:style>
    <style:style style:name="T68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69" style:parent-style-name="Шрифтнаабзацапоподразбиране" style:family="text">
      <style:text-properties style:font-name="Bahnschrift" style:font-name-complex="Calibri" fo:color="#548DD4"/>
    </style:style>
    <style:style style:name="T70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71" style:parent-style-name="Шрифтнаабзацапоподразбиране" style:family="text">
      <style:text-properties style:font-name="Bahnschrift" style:font-name-complex="Calibri" fo:color="#548DD4"/>
    </style:style>
    <style:style style:name="TableRow72" style:family="table-row">
      <style:table-row-properties style:min-row-height="0.327in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Безразредка" style:family="paragraph">
      <style:text-properties style:font-name="Bahnschrift" style:font-name-complex="Calibri" fo:color="#548DD4" fo:language="bg" fo:country="BG"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T76" style:parent-style-name="Шрифтнаабзацапоподразбиране" style:family="text">
      <style:text-properties style:font-name="Bahnschrift" style:font-name-complex="Calibri" fo:color="#548DD4"/>
    </style:style>
    <style:style style:name="T77" style:parent-style-name="Шрифтнаабзацапоподразбиране" style:family="text">
      <style:text-properties style:font-name="Bahnschrift" style:font-name-complex="Calibri" fo:color="#548DD4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T79" style:parent-style-name="Шрифтнаабзацапоподразбиране" style:family="text">
      <style:text-properties style:font-name="Bahnschrift" style:font-name-complex="Calibri" fo:color="#548DD4"/>
    </style:style>
    <style:style style:name="T80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81" style:parent-style-name="Шрифтнаабзацапоподразбиране" style:family="text">
      <style:text-properties style:font-name="Bahnschrift" style:font-name-complex="Calibri" fo:color="#548DD4"/>
    </style:style>
    <style:style style:name="T82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83" style:parent-style-name="Шрифтнаабзацапоподразбиране" style:family="text">
      <style:text-properties style:font-name="Bahnschrift" style:font-name-complex="Calibri" fo:color="#548DD4"/>
    </style:style>
    <style:style style:name="TableRow84" style:family="table-row">
      <style:table-row-properties style:min-row-height="0.327in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Безразредка" style:family="paragraph">
      <style:text-properties style:font-name="Bahnschrift" style:font-name-complex="Calibri" fo:color="#548DD4" fo:language="bg" fo:country="BG"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T88" style:parent-style-name="Шрифтнаабзацапоподразбиране" style:family="text">
      <style:text-properties style:font-name="Bahnschrift" style:font-name-complex="Calibri" fo:color="#548DD4"/>
    </style:style>
    <style:style style:name="T89" style:parent-style-name="Шрифтнаабзацапоподразбиране" style:family="text">
      <style:text-properties style:font-name="Bahnschrift" style:font-name-complex="Calibri" fo:color="#548DD4"/>
    </style:style>
    <style:style style:name="T90" style:parent-style-name="Шрифтнаабзацапоподразбиране" style:family="text">
      <style:text-properties style:font-name="Bahnschrift" style:font-name-complex="Calibri" fo:color="#548DD4"/>
    </style:style>
    <style:style style:name="TableCell91" style:family="table-cell">
      <style:table-cell-properties fo:border="0.0069in solid #000000" style:vertical-align="middle" fo:padding-top="0in" fo:padding-left="0.075in" fo:padding-bottom="0in" fo:padding-right="0.075in"/>
    </style:style>
    <style:style style:name="T92" style:parent-style-name="Шрифтнаабзацапоподразбиране" style:family="text">
      <style:text-properties style:font-name="Bahnschrift" style:font-name-complex="Calibri" fo:color="#548DD4"/>
    </style:style>
    <style:style style:name="T93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94" style:parent-style-name="Шрифтнаабзацапоподразбиране" style:family="text">
      <style:text-properties style:font-name="Bahnschrift" style:font-name-complex="Calibri" fo:color="#548DD4"/>
    </style:style>
    <style:style style:name="TableRow95" style:family="table-row">
      <style:table-row-properties style:min-row-height="0.327in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Безразредка" style:family="paragraph">
      <style:text-properties style:font-name="Bahnschrift" style:font-name-complex="Calibri" fo:color="#548DD4" fo:language="bg" fo:country="BG"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Безразредка" style:family="paragraph">
      <style:text-properties style:font-name="Bahnschrift" style:font-name-complex="Calibri" fo:color="#548DD4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01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102" style:parent-style-name="Шрифтнаабзацапоподразбиране" style:family="text">
      <style:text-properties style:font-name="Bahnschrift" style:font-name-complex="Calibri" fo:color="#548DD4"/>
    </style:style>
    <style:style style:name="T103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ableRow104" style:family="table-row">
      <style:table-row-properties style:min-row-height="0.327in"/>
    </style:style>
    <style:style style:name="TableCell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" style:parent-style-name="Безразредка" style:family="paragraph">
      <style:text-properties style:font-name="Bahnschrift" style:font-name-complex="Calibri" fo:color="#548DD4" fo:language="bg" fo:country="BG"/>
    </style:style>
    <style:style style:name="TableCell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" style:parent-style-name="Безразредка" style:family="paragraph">
      <style:text-properties style:font-name="Bahnschrift" style:font-name-complex="Calibri" fo:color="#548DD4"/>
    </style:style>
    <style:style style:name="TableCell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0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111" style:parent-style-name="Шрифтнаабзацапоподразбиране" style:family="text">
      <style:text-properties style:font-name="Bahnschrift" style:font-name-complex="Calibri" fo:color="#548DD4"/>
    </style:style>
    <style:style style:name="T112" style:parent-style-name="Шрифтнаабзацапоподразбиране" style:family="text">
      <style:text-properties style:font-name="Bahnschrift" style:font-name-complex="Calibri" fo:color="#548DD4" fo:language="bg" fo:country="BG"/>
    </style:style>
    <style:style style:name="T113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14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15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16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17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18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19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20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21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22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23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24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25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26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27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28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29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30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31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32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33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P134" style:parent-style-name="Нормален" style:family="paragraph">
      <style:text-properties style:font-name="Bahnschrift" style:font-name-complex="Montserat" fo:color="#000000" fo:font-size="11pt" style:font-size-asian="11pt" style:font-size-complex="11pt"/>
    </style:style>
    <style:style style:name="T135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/>
    </style:style>
    <style:style style:name="T136" style:parent-style-name="Шрифтнаабзацапоподразбиране" style:family="text">
      <style:text-properties style:font-name="Bahnschrift" style:font-name-complex="Montserat" fo:color="#000000" fo:font-size="11pt" style:font-size-asian="11pt" style:font-size-complex="11pt" fo:language="bg" fo:country="BG"/>
    </style:style>
    <style:style style:name="T137" style:parent-style-name="Шрифтнаабзацапоподразбиране" style:family="text">
      <style:text-properties style:font-name="Bahnschrift" style:font-name-complex="Calibri" fo:color="#7F7F7F"/>
    </style:style>
    <style:style style:name="T138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39" style:parent-style-name="Шрифтнаабзацапоподразбиране" style:family="text">
      <style:text-properties style:font-name="Bahnschrift" style:font-name-complex="Calibri" fo:color="#7F7F7F"/>
    </style:style>
    <style:style style:name="T140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41" style:parent-style-name="Шрифтнаабзацапоподразбиране" style:family="text">
      <style:text-properties style:font-name="Bahnschrift" style:font-name-complex="Calibri" fo:color="#7F7F7F"/>
    </style:style>
    <style:style style:name="T142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43" style:parent-style-name="Шрифтнаабзацапоподразбиране" style:family="text">
      <style:text-properties style:font-name="Bahnschrift" style:font-name-complex="Calibri" fo:color="#7F7F7F"/>
    </style:style>
    <style:style style:name="T144" style:parent-style-name="Шрифтнаабзацапоподразбиране" style:family="text">
      <style:text-properties style:font-name="Bahnschrift" style:font-name-asian="Montserat" style:font-name-complex="Calibri" fo:color="#7F7F7F"/>
    </style:style>
    <style:style style:name="T145" style:parent-style-name="Шрифтнаабзацапоподразбиране" style:family="text">
      <style:text-properties style:font-name="Bahnschrift" style:font-name-complex="Calibri" fo:color="#7F7F7F"/>
    </style:style>
    <style:style style:name="T146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47" style:parent-style-name="Шрифтнаабзацапоподразбиране" style:family="text">
      <style:text-properties style:font-name="Bahnschrift" style:font-name-complex="Calibri" fo:color="#7F7F7F"/>
    </style:style>
    <style:style style:name="T148" style:parent-style-name="Шрифтнаабзацапоподразбиране" style:family="text">
      <style:text-properties style:font-name="Bahnschrift" style:font-name-asian="Montserat" style:font-name-complex="Calibri" fo:color="#7F7F7F"/>
    </style:style>
    <style:style style:name="T149" style:parent-style-name="Шрифтнаабзацапоподразбиране" style:family="text">
      <style:text-properties style:font-name="Bahnschrift" style:font-name-complex="Calibri" fo:color="#7F7F7F"/>
    </style:style>
    <style:style style:name="T150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51" style:parent-style-name="Шрифтнаабзацапоподразбиране" style:family="text">
      <style:text-properties style:font-name="Bahnschrift" style:font-name-complex="Calibri" fo:color="#7F7F7F"/>
    </style:style>
    <style:style style:name="T152" style:parent-style-name="Шрифтнаабзацапоподразбиране" style:family="text">
      <style:text-properties style:font-name="Bahnschrift" style:font-name-complex="Calibri" fo:color="#7F7F7F"/>
    </style:style>
    <style:style style:name="T153" style:parent-style-name="Шрифтнаабзацапоподразбиране" style:family="text">
      <style:text-properties style:font-name="Bahnschrift" style:font-name-complex="Calibri" fo:color="#7F7F7F"/>
    </style:style>
    <style:style style:name="T154" style:parent-style-name="Шрифтнаабзацапоподразбиране" style:family="text">
      <style:text-properties style:font-name="Bahnschrift" style:font-name-complex="Calibri" fo:color="#7F7F7F" fo:language="bg" fo:country="BG"/>
    </style:style>
    <style:style style:name="T155" style:parent-style-name="Шрифтнаабзацапоподразбиране" style:family="text">
      <style:text-properties style:font-name="Bahnschrift" style:font-name-complex="Calibri" fo:color="#7F7F7F"/>
    </style:style>
    <style:style style:name="T156" style:parent-style-name="Шрифтнаабзацапоподразбиране" style:family="text">
      <style:text-properties style:font-name="Bahnschrift" style:font-name-complex="Calibri" fo:color="#7F7F7F"/>
    </style:style>
    <style:style style:name="T157" style:parent-style-name="Шрифтнаабзацапоподразбиране" style:family="text">
      <style:text-properties style:font-name="Bahnschrift" style:font-name-complex="Calibri" fo:color="#7F7F7F"/>
    </style:style>
    <style:style style:name="T158" style:parent-style-name="Шрифтнаабзацапоподразбиране" style:family="text">
      <style:text-properties style:font-name="Bahnschrift" style:font-name-complex="Calibri" fo:color="#7F7F7F"/>
    </style:style>
    <style:style style:name="T159" style:parent-style-name="Шрифтнаабзацапоподразбиране" style:family="text">
      <style:text-properties style:font-name="Bahnschrift" style:font-name-complex="Calibri" fo:color="#7F7F7F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escription</text:p>
          </table:table-cell>
          <table:table-cell table:style-name="TableCell9">
            <text:p text:style-name="P10">Endpoint</text:p>
          </table:table-cell>
          <table:table-cell table:style-name="TableCell11">
            <text:p text:style-name="P12">result</text:p>
          </table:table-cell>
        </table:table-row>
        <table:table-row table:style-name="TableRow13">
          <table:table-cell table:style-name="TableCell14">
            <text:p text:style-name="Безразредка"><text:span text:style-name="T15">Проверка на брой свободни места<text:s/></text:span><text:span text:style-name="T16">на</text:span><text:span text:style-name="T17"><text:s/>паркинга.</text:span></text:p>
          </table:table-cell>
          <table:table-cell table:style-name="TableCell18">
            <text:p text:style-name="P19">/space</text:p>
          </table:table-cell>
          <table:table-cell table:style-name="TableCell20">
            <text:p text:style-name="Безразредка"><text:span text:style-name="T21">(</text:span><text:span text:style-name="T22">връща брой свободни места</text:span><text:span text:style-name="T23">)</text:span></text:p>
          </table:table-cell>
        </table:table-row>
        <table:table-row table:style-name="TableRow24">
          <table:table-cell table:style-name="TableCell25">
            <text:p text:style-name="Безразредка"><text:span text:style-name="T26">Проверка на текущо дължима сума на превозно средство с даден номер.</text:span></text:p>
          </table:table-cell>
          <table:table-cell table:style-name="TableCell27">
            <text:p text:style-name="P28">/bill/{parking_id}/{time?}</text:p>
          </table:table-cell>
          <table:table-cell table:style-name="TableCell29">
            <text:p text:style-name="Безразредка"><text:span text:style-name="T30">(</text:span><text:span text:style-name="T31">връща дължимата сума към момента<text:s/></text:span><text:span text:style-name="T32">{time}.<text:s/></text:span><text:span text:style-name="T33">Ако не се напише<text:s/></text:span><text:span text:style-name="T34">{time} –<text:s/></text:span><text:span text:style-name="T35">означава сега.</text:span></text:p>
          </table:table-cell>
        </table:table-row>
        <table:table-row table:style-name="TableRow36">
          <table:table-cell table:style-name="TableCell37">
            <text:p text:style-name="Безразредка"><text:span text:style-name="T38">Вход в паркинга - регистрация на превозното средство</text:span></text:p>
          </table:table-cell>
          <table:table-cell table:style-name="TableCell39">
            <text:p text:style-name="Безразредка"><text:span text:style-name="T40">/</text:span><text:span text:style-name="T41">entry/{vehicle_id}</text:span></text:p>
          </table:table-cell>
          <table:table-cell table:style-name="TableCell42">
            <text:p text:style-name="Безразредка"><text:span text:style-name="T43">(</text:span><text:span text:style-name="T44">вход е възможен само за предварително регистрирани превозни средства</text:span><text:span text:style-name="T45">)</text:span><text:span text:style-name="T46"><text:line-break/></text:span><text:span text:style-name="T47">(</text:span><text:span text:style-name="T48">връща дали е изпълнено или не – в зависимост от празните места</text:span><text:span text:style-name="T49">)</text:span></text:p>
          </table:table-cell>
        </table:table-row>
        <table:table-row table:style-name="TableRow50">
          <table:table-cell table:style-name="TableCell51">
            <text:p text:style-name="Безразредка"><text:span text:style-name="T52">Изход</text:span><text:span text:style-name="T53"><text:s/></text:span><text:span text:style-name="T54">от паркинга - дерегистрация на превозното средство</text:span></text:p>
          </table:table-cell>
          <table:table-cell table:style-name="TableCell55">
            <text:p text:style-name="P56">/exit/{parking_id}</text:p>
          </table:table-cell>
          <table:table-cell table:style-name="TableCell57">
            <text:p text:style-name="Безразредка"><text:span text:style-name="T58">(</text:span><text:span text:style-name="T59">връща дължимата сума</text:span><text:span text:style-name="T60">)</text:span></text:p>
          </table:table-cell>
        </table:table-row>
        <table:table-row table:style-name="TableRow61">
          <table:table-cell table:style-name="TableCell62">
            <text:p text:style-name="P63">Регистрация на ново превозно средство</text:p>
          </table:table-cell>
          <table:table-cell table:style-name="TableCell64">
            <text:p text:style-name="P65">/register/{number}/{class}</text:p>
          </table:table-cell>
          <table:table-cell table:style-name="TableCell66">
            <text:p text:style-name="Безразредка"><text:span text:style-name="T67">(</text:span><text:span text:style-name="T68">връща<text:s/></text:span><text:span text:style-name="T69">id –<text:s/></text:span><text:span text:style-name="T70">уникален номера при регистрирания нов автомобил</text:span><text:span text:style-name="T71">)</text:span></text:p>
          </table:table-cell>
        </table:table-row>
        <table:table-row table:style-name="TableRow72">
          <table:table-cell table:style-name="TableCell73">
            <text:p text:style-name="P74">Въвеждане на отстъпки</text:p>
          </table:table-cell>
          <table:table-cell table:style-name="TableCell75">
            <text:p text:style-name="Безразредка"><text:span text:style-name="T76">/</text:span><text:span text:style-name="T77">discounts/{vehicle_id}/{discount_id}</text:span></text:p>
          </table:table-cell>
          <table:table-cell table:style-name="TableCell78">
            <text:p text:style-name="Безразредка"><text:span text:style-name="T79">id<text:s/></text:span><text:span text:style-name="T80">е уникалния номер от регистрацията на пр. средство<text:s/></text:span><text:span text:style-name="T81"><text:line-break/>(</text:span><text:span text:style-name="T82">не връща нищо</text:span><text:span text:style-name="T83">)</text:span></text:p>
          </table:table-cell>
        </table:table-row>
        <table:table-row table:style-name="TableRow84">
          <table:table-cell table:style-name="TableCell85">
            <text:p text:style-name="P86">Проверка на отстъпка</text:p>
          </table:table-cell>
          <table:table-cell table:style-name="TableCell87">
            <text:p text:style-name="Безразредка"><text:span text:style-name="T88">/discounts/{</text:span><text:span text:style-name="T89">vehicle_id</text:span><text:span text:style-name="T90">}</text:span></text:p>
          </table:table-cell>
          <table:table-cell table:style-name="TableCell91">
            <text:p text:style-name="Безразредка"><text:span text:style-name="T92">(</text:span><text:span text:style-name="T93">връща текущо ползваната отстъпка</text:span><text:span text:style-name="T94">)</text:span></text:p>
          </table:table-cell>
        </table:table-row>
        <table:table-row table:style-name="TableRow95">
          <table:table-cell table:style-name="TableCell96">
            <text:p text:style-name="P97">Проверка на наличните типове превозни средства</text:p>
          </table:table-cell>
          <table:table-cell table:style-name="TableCell98">
            <text:p text:style-name="P99">/classes</text:p>
          </table:table-cell>
          <table:table-cell table:style-name="TableCell100">
            <text:p text:style-name="Безразредка"><text:span text:style-name="T101">връща имената на наличните типове превозни средства с прилежащите<text:s/></text:span><text:span text:style-name="T102">id-</text:span><text:span text:style-name="T103">та</text:span></text:p>
          </table:table-cell>
        </table:table-row>
        <table:table-row table:style-name="TableRow104">
          <table:table-cell table:style-name="TableCell105">
            <text:p text:style-name="P106">Проверка на наличните видове отстъпки</text:p>
          </table:table-cell>
          <table:table-cell table:style-name="TableCell107">
            <text:p text:style-name="P108">/discounts</text:p>
          </table:table-cell>
          <table:table-cell table:style-name="TableCell109">
            <text:p text:style-name="Безразредка"><text:span text:style-name="T110">връща имената на наличните видове отстъпки с прилежащите<text:s/></text:span><text:span text:style-name="T111">id-</text:span><text:span text:style-name="T112">та</text:span></text:p>
          </table:table-cell>
        </table:table-row>
      </table:table>
      <text:p text:style-name="Нормален"><text:span text:style-name="T113">Number –<text:s/></text:span><text:span text:style-name="T114">регист</text:span><text:span text:style-name="T115">р</text:span><text:span text:style-name="T116">а</text:span><text:span text:style-name="T117">ционен номер на превозното средство,</text:span></text:p>
      <text:p text:style-name="Нормален"><text:span text:style-name="T118">v</text:span><text:span text:style-name="T119">ehicle_</text:span><text:span text:style-name="T120">Id – UUID<text:s/></text:span><text:span text:style-name="T121">номер на превозното средство<text:s/></text:span><text:span text:style-name="T122">(</text:span><text:span text:style-name="T123">ползва се за по-голяма сигурност</text:span><text:span text:style-name="T124">)</text:span><text:span text:style-name="T125">,</text:span></text:p>
      <text:p text:style-name="Нормален"><text:span text:style-name="T126">parking_Id – UUID<text:s/></text:span><text:span text:style-name="T127">номер на<text:s/></text:span><text:span text:style-name="T128">паркиг операцията</text:span><text:span text:style-name="T129"><text:s/></text:span><text:span text:style-name="T130">(</text:span><text:span text:style-name="T131">ползва се за по-голяма сигурност</text:span><text:span text:style-name="T132">)</text:span><text:span text:style-name="T133">,</text:span></text:p>
      <text:p text:style-name="P134"/>
      <text:p text:style-name="Нормален"><text:span text:style-name="T135">Class –<text:s/></text:span><text:span text:style-name="T136">клас превозно средство -<text:s/></text:span><text:span text:style-name="T137">A -<text:s/></text:span><text:span text:style-name="T138">лек</text:span><text:span text:style-name="T139"><text:s/></text:span><text:span text:style-name="T140">автомобил</text:span><text:span text:style-name="T141">/</text:span><text:span text:style-name="T142">мотор</text:span><text:span text:style-name="T143">;</text:span><text:span text:style-name="T144"><text:s/></text:span><text:span text:style-name="T145">B –<text:s/></text:span><text:span text:style-name="T146">бус</text:span><text:span text:style-name="T147">;</text:span><text:span text:style-name="T148"><text:s/></text:span><text:span text:style-name="T149">C -<text:s/></text:span><text:span text:style-name="T150">Автобус/камион</text:span><text:span text:style-name="T151">,</text:span></text:p>
      <text:p text:style-name="Нормален"><text:span text:style-name="T152">Discounts<text:s/></text:span><text:span text:style-name="T153">–<text:s/></text:span><text:span text:style-name="T154">вид ползвана отстъпка -<text:s/></text:span><text:span text:style-name="T155">Silver: 10%</text:span><text:span text:style-name="T156">;<text:s/></text:span><text:span text:style-name="T157">Gold: 15%</text:span><text:span text:style-name="T158">;<text:s/></text:span><text:span text:style-name="T159">Platinum: 20%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OpenSymbol" svg:font-family="OpenSymbol" style:font-family-generic="system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Montserat" svg:font-family="Montserat" style:font-family-generic="system"/>
    <style:font-face style:name="Bahnschrift" svg:font-family="Bahnschrift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bg" fo:country="BG" style:language-asian="bg" style:country-asian="BG" style:language-complex="ar" style:country-complex="SA" style:text-combine="none" fo:hyphenate="true"/>
    </style:default-style>
    <style:style style:name="Нормален" style:display-name="Нормален" style:family="paragraph">
      <style:text-properties style:font-name="Liberation Serif" style:font-name-asian="Noto Sans CJK SC Regular" style:font-name-complex="Lohit Devanagari" fo:color="#00000A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Шрифтнаабзацапоподразбиране" style:display-name="Шрифт на абзаца по подразбиране" style:family="text"/>
    <style:style style:name="Bullets" style:display-name="Bullets" style:family="text">
      <style:text-properties style:font-name="OpenSymbol" style:font-name-asian="OpenSymbol" style:font-name-complex="OpenSymbol"/>
    </style:style>
    <style:style style:name="Heading" style:display-name="Heading" style:family="paragraph" style:parent-style-name="Нормален" style:next-style-name="Основентекст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Основентекст" style:display-name="Основен текст" style:family="paragraph" style:parent-style-name="Нормален">
      <style:paragraph-properties fo:margin-bottom="0.0972in" fo:line-height="115%"/>
      <style:text-properties fo:hyphenate="false"/>
    </style:style>
    <style:style style:name="Списък" style:display-name="Списък" style:family="paragraph" style:parent-style-name="Основентекст">
      <style:text-properties fo:hyphenate="false"/>
    </style:style>
    <style:style style:name="Надпис" style:display-name="Надпис" style:family="paragraph" style:parent-style-name="Нормален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Нормален">
      <style:paragraph-properties text:number-lines="false"/>
      <style:text-properties fo:hyphenate="false"/>
    </style:style>
    <style:style style:name="Безразредка" style:display-name="Без разредка" style:family="paragraph">
      <style:text-properties style:font-name="Liberation Serif" style:font-name-asian="Noto Sans CJK SC Regular" style:font-name-complex="Mangal" fo:color="#00000A" style:letter-kerning="true" fo:font-size="12pt" style:font-size-asian="12pt" style:font-size-complex="10.5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A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Popov</meta:initial-creator>
    <dc:creator>DPopov</dc:creator>
    <meta:creation-date>2020-05-25T09:21:00Z</meta:creation-date>
    <dc:date>2020-05-25T09:21:00Z</dc:date>
    <meta:print-date>1995-11-21T14:41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33" meta:character-count="1559" meta:row-count="11" meta:non-whitespace-character-count="1329"/>
  </office:meta>
</office:document-meta>
</file>